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Pi.GPIO as GPIO <text:s/></text:p>
      <text:p text:style-name="Standard">import smbus, time, _thread, Adafruit_DHT, BlynkLib, Adafruit_ADS1x15</text:p>
      <text:p text:style-name="Standard">from Adafruit_CharLCD import Adafruit_CharLCD</text:p>
      <text:p text:style-name="Standard">from time import sleep</text:p>
      <text:p text:style-name="Standard">lcd = Adafruit_CharLCD(rs=4, en=17, d4=6, d5=13, d6=19, d7=26, cols=20, lines=4)</text:p>
      <text:p text:style-name="Standard">#cooler=24</text:p>
      <text:p text:style-name="Standard">#heater=16</text:p>
      <text:p text:style-name="Standard">#fan=20</text:p>
      <text:p text:style-name="Standard">#blower=21</text:p>
      <text:p text:style-name="Standard">#lights=12</text:p>
      <text:p text:style-name="Standard">#mq2=7</text:p>
      <text:p text:style-name="Standard">#buzzer=27</text:p>
      <text:p text:style-name="Standard">GAIN = 1</text:p>
      <text:p text:style-name="Standard">lcd.clear()</text:p>
      <text:p text:style-name="Standard">GPIO.setmode(GPIO.BCM)</text:p>
      <text:p text:style-name="Standard">GPIO.setwarnings(False)</text:p>
      <text:p text:style-name="Standard">GPIO.setup(21, GPIO.OUT)</text:p>
      <text:p text:style-name="Standard">GPIO.setup(20, GPIO.OUT)</text:p>
      <text:p text:style-name="Standard">GPIO.setup(16, GPIO.OUT)</text:p>
      <text:p text:style-name="Standard">GPIO.setup(24, GPIO.OUT)</text:p>
      <text:p text:style-name="Standard">GPIO.setup(12, GPIO.OUT)</text:p>
      <text:p text:style-name="Standard">pwm = GPIO.PWM(12, 1000)</text:p>
      <text:p text:style-name="Standard"/>
      <text:p text:style-name="Standard">DHT_SENSOR <text:s/>= Adafruit_DHT.DHT22</text:p>
      <text:p text:style-name="Standard">adc = Adafruit_ADS1x15.ADS1115()</text:p>
      <text:p text:style-name="Standard">DHT_PIN = 18</text:p>
      <text:p text:style-name="Standard">BLYNK_AUTH = 'aLgfbszploYw448BLJcKqVGppRW-s5Cf'</text:p>
      <text:p text:style-name="Standard">blynk = BlynkLib.Blynk(BLYNK_AUTH)</text:p>
      <text:p text:style-name="Standard">global temperature</text:p>
      <text:p text:style-name="Standard">global humidity</text:p>
      <text:p text:style-name="Standard">temperature = 0</text:p>
      <text:p text:style-name="Standard">humidity = 0</text:p>
      <text:p text:style-name="Standard">lightLevel = 0</text:p>
      <text:p text:style-name="Standard">values=0</text:p>
      <text:p text:style-name="Standard">a=0</text:p>
      <text:p text:style-name="Standard">@blynk.on("readV1")</text:p>
      <text:p text:style-name="Standard">@blynk.on("readV2")</text:p>
      <text:p text:style-name="Standard">@blynk.on("readV3")</text:p>
      <text:p text:style-name="Standard">@blynk.on("readV4")</text:p>
      <text:p text:style-name="Standard"/>
      <text:p text:style-name="Standard">def main():</text:p>
      <text:p text:style-name="Standard"><text:s text:c="4"/>pwm.start(0)</text:p>
      <text:p text:style-name="Standard"><text:s text:c="4"/>global temperature</text:p>
      <text:p text:style-name="Standard"><text:s text:c="4"/>global a</text:p>
      <text:p text:style-name="Standard"><text:s text:c="4"/>global humidity</text:p>
      <text:p text:style-name="Standard"><text:s text:c="4"/>global lightLevel</text:p>
      <text:p text:style-name="Standard"><text:s text:c="4"/>global values</text:p>
      <text:p text:style-name="Standard"><text:s text:c="4"/>blynk.virtual_write(1,int(lightLevel))</text:p>
      <text:p text:style-name="Standard"><text:s text:c="4"/>blynk.virtual_write(2,int(temperature))</text:p>
      <text:p text:style-name="Standard"><text:s text:c="4"/>blynk.virtual_write(3,int(humidity))</text:p>
      <text:p text:style-name="Standard"><text:s text:c="4"/>blynk.virtual_write(4,int(values))</text:p>
      <text:p text:style-name="Standard"><text:s text:c="3"/></text:p>
      <text:p text:style-name="Standard"><text:soft-page-break/><text:s text:c="4"/>#@blynk.VIRTUAL_WRITE(9)</text:p>
      <text:p text:style-name="Standard"><text:s text:c="4"/>#def my_write_handler(value):</text:p>
      <text:p text:style-name="Standard"><text:s text:c="6"/># <text:s/>print('Current V9 value: {}'.format(value[0]))</text:p>
      <text:p text:style-name="Standard"><text:s text:c="7"/># if(int(format(value[0])))==1:</text:p>
      <text:p text:style-name="Standard"><text:s text:c="9"/># <text:s text:c="2"/>GPIO.output(16, GPIO.HIGH)</text:p>
      <text:p text:style-name="Standard"><text:s text:c="7"/># else:</text:p>
      <text:p text:style-name="Standard"><text:s text:c="10"/># <text:s/>GPIO.output(16, GPIO.LOW)</text:p>
      <text:p text:style-name="Standard"><text:s text:c="4"/>@blynk.VIRTUAL_WRITE(5)</text:p>
      <text:p text:style-name="Standard"><text:s text:c="4"/>def my_write_handler(value):</text:p>
      <text:p text:style-name="Standard"><text:s text:c="8"/>print('Current V5 value: {}'.format(value[0]))</text:p>
      <text:p text:style-name="Standard"><text:s text:c="8"/>if int(format(value[0])) == 1:</text:p>
      <text:p text:style-name="Standard"><text:s text:c="12"/>GPIO.output(24, GPIO.HIGH)</text:p>
      <text:p text:style-name="Standard"><text:s text:c="8"/>else:</text:p>
      <text:p text:style-name="Standard"><text:s text:c="12"/>GPIO.output(24, GPIO.LOW)</text:p>
      <text:p text:style-name="Standard"><text:s text:c="4"/>@blynk.VIRTUAL_WRITE(6)</text:p>
      <text:p text:style-name="Standard"><text:s text:c="4"/>def my_write_handler(value):</text:p>
      <text:p text:style-name="Standard"><text:s text:c="8"/>print('Current V6 value: {}'.format(value[0]))</text:p>
      <text:p text:style-name="Standard"><text:s text:c="8"/>if int(format(value[0])) == 1:</text:p>
      <text:p text:style-name="Standard"><text:s text:c="12"/>GPIO.output(16, GPIO.HIGH)</text:p>
      <text:p text:style-name="Standard"><text:s text:c="8"/>else:</text:p>
      <text:p text:style-name="Standard"><text:s text:c="12"/>GPIO.output(16, GPIO.LOW)</text:p>
      <text:p text:style-name="Standard"><text:s text:c="4"/>@blynk.VIRTUAL_WRITE(7)</text:p>
      <text:p text:style-name="Standard"><text:s text:c="4"/>def my_write_handler(value):</text:p>
      <text:p text:style-name="Standard"><text:s text:c="9"/>print('Current V7 value: {}'.format(value[0]))</text:p>
      <text:p text:style-name="Standard"><text:s text:c="9"/>if int(format(value[0])) == 1:</text:p>
      <text:p text:style-name="Standard"><text:s text:c="13"/>GPIO.output(20, GPIO.HIGH)</text:p>
      <text:p text:style-name="Standard"><text:s text:c="9"/>else:</text:p>
      <text:p text:style-name="Standard"><text:s text:c="13"/>GPIO.output(20, GPIO.LOW)</text:p>
      <text:p text:style-name="Standard"><text:s text:c="4"/>@blynk.VIRTUAL_WRITE(12)</text:p>
      <text:p text:style-name="Standard"><text:s text:c="4"/>def my_write_handler(value):</text:p>
      <text:p text:style-name="Standard"><text:s text:c="8"/>print("v12 value:".format(value[0]))</text:p>
      <text:p text:style-name="Standard"><text:s text:c="8"/>pwm.ChangeDutyCycle(50)</text:p>
      <text:p text:style-name="Standard">def notify():</text:p>
      <text:p text:style-name="Standard"><text:s text:c="4"/>while(1):</text:p>
      <text:p text:style-name="Standard"><text:s text:c="8"/>global temperature</text:p>
      <text:p text:style-name="Standard"><text:s text:c="8"/>global humidity</text:p>
      <text:p text:style-name="Standard"><text:s text:c="8"/>global lightLevel</text:p>
      <text:p text:style-name="Standard"><text:s text:c="8"/>global values</text:p>
      <text:p text:style-name="Standard"><text:s text:c="8"/>humidity, temperature = Adafruit_DHT.read_retry(DHT_SENSOR, DHT_PIN)</text:p>
      <text:p text:style-name="Standard"><text:s text:c="8"/>while(temperature &gt; 27):</text:p>
      <text:p text:style-name="Standard"><text:s text:c="12"/>blynk.notify("warning!... higher temperature")</text:p>
      <text:p text:style-name="Standard"><text:s text:c="12"/>break</text:p>
      <text:p text:style-name="Standard"><text:s text:c="8"/>while(temperature &lt; 23):</text:p>
      <text:p text:style-name="Standard"><text:s text:c="12"/>blynk.notify("warning!... lower temperature")</text:p>
      <text:p text:style-name="Standard"><text:s text:c="12"/>break</text:p>
      <text:p text:style-name="Standard"><text:s text:c="3"/></text:p>
      <text:p text:style-name="Standard"><text:s text:c="8"/>while(humidity &gt; 40):</text:p>
      <text:p text:style-name="Standard"><text:s text:c="12"/>blynk.notify("warning!... higher humidity")</text:p>
      <text:p text:style-name="Standard"><text:s text:c="12"/>break</text:p>
      <text:p text:style-name="Standard"><text:s text:c="8"/>while(values &gt; 400):</text:p>
      <text:p text:style-name="Standard"><text:s text:c="12"/>blynk.notify("warning bad air quality")</text:p>
      <text:p text:style-name="Standard"><text:s text:c="12"/>break</text:p>
      <text:p text:style-name="Standard"><text:soft-page-break/><text:s text:c="8"/>while(lightLevel &gt; 20):</text:p>
      <text:p text:style-name="Standard"><text:s text:c="12"/>blynk.notify("lighht intensity increased")</text:p>
      <text:p text:style-name="Standard"><text:s text:c="12"/>break</text:p>
      <text:p text:style-name="Standard"><text:s text:c="8"/>while(lightLevel &lt; 15):</text:p>
      <text:p text:style-name="Standard"><text:s text:c="12"/>blynk.notify("light intensity decreased")</text:p>
      <text:p text:style-name="Standard"><text:s text:c="12"/>break <text:s text:c="11"/></text:p>
      <text:p text:style-name="Standard"><text:s text:c="8"/>time.sleep(2000)</text:p>
      <text:p text:style-name="Standard"><text:s text:c="8"/>lcd.clear()</text:p>
      <text:p text:style-name="Standard">def automode():</text:p>
      <text:p text:style-name="Standard"><text:s text:c="2"/>pwm.start(0) <text:s/></text:p>
      <text:p text:style-name="Standard"><text:s text:c="2"/>while(1):</text:p>
      <text:p text:style-name="Standard"><text:s text:c="4"/>global temperature</text:p>
      <text:p text:style-name="Standard"><text:s text:c="4"/>global a</text:p>
      <text:p text:style-name="Standard"><text:s text:c="4"/>global humidity</text:p>
      <text:p text:style-name="Standard"><text:s text:c="4"/>global lightLevel</text:p>
      <text:p text:style-name="Standard"><text:s text:c="4"/>global values</text:p>
      <text:p text:style-name="Standard"><text:s text:c="4"/>if(lightLevel&lt;15):</text:p>
      <text:p text:style-name="Standard"><text:s text:c="8"/>pwm.ChangeDutyCycle(99)</text:p>
      <text:p text:style-name="Standard"><text:s text:c="4"/>else:</text:p>
      <text:p text:style-name="Standard"><text:s text:c="8"/>pwm.ChangeDutyCycle(0)</text:p>
      <text:p text:style-name="Standard"><text:s text:c="4"/>@blynk.VIRTUAL_WRITE(10)</text:p>
      <text:p text:style-name="Standard"><text:s text:c="4"/>def my_write_handler(value):</text:p>
      <text:p text:style-name="Standard"><text:s text:c="9"/>print('Current V10 value: {}'.format(value[0]))</text:p>
      <text:p text:style-name="Standard"><text:s text:c="10"/>#lcd.set_cursor(0,3)</text:p>
      <text:p text:style-name="Standard"><text:s text:c="9"/>#lcd.message('AUTO MODE:'+format(value[0])</text:p>
      <text:p text:style-name="Standard"><text:s text:c="9"/>if (int(format(value[0])) == 1) :</text:p>
      <text:p text:style-name="Standard"><text:s text:c="13"/>if(temperature&gt;27):</text:p>
      <text:p text:style-name="Standard"><text:s text:c="17"/>GPIO.output(24,GPIO.LOW) <text:s text:c="3"/></text:p>
      <text:p text:style-name="Standard"><text:s text:c="3"/></text:p>
      <text:p text:style-name="Standard"><text:s text:c="13"/>if(temperature&lt;23):</text:p>
      <text:p text:style-name="Standard"><text:s text:c="17"/>GPIO.output(16,GPIO.LOW)</text:p>
      <text:p text:style-name="Standard"><text:s text:c="13"/>if(temperature&gt;27 and humidity&gt;70):</text:p>
      <text:p text:style-name="Standard"><text:s text:c="17"/>GPIO.output(24,GPIO.LOW)</text:p>
      <text:p text:style-name="Standard"><text:s text:c="17"/>GPIO.output(20,GPIO.LOW)</text:p>
      <text:p text:style-name="Standard"><text:s text:c="13"/>if(temperature&gt;23 and temperature&lt;27):</text:p>
      <text:p text:style-name="Standard"><text:s text:c="17"/>GPIO.output(24,GPIO.HIGH)</text:p>
      <text:p text:style-name="Standard"><text:s text:c="17"/>GPIO.output(16,GPIO.HIGH)</text:p>
      <text:p text:style-name="Standard"><text:s text:c="13"/>if(temperature&gt;27 and values&gt;400):</text:p>
      <text:p text:style-name="Standard"><text:s text:c="17"/>GPIO.output(24,GPIO.LOW)</text:p>
      <text:p text:style-name="Standard"><text:s text:c="17"/>GPIO.output(20,GPIO.LOW)</text:p>
      <text:p text:style-name="Standard"><text:s text:c="13"/>if(humidity&lt;70):</text:p>
      <text:p text:style-name="Standard"><text:s text:c="17"/>GPIO.output(20,GPIO.HIGH)</text:p>
      <text:p text:style-name="Standard"><text:s text:c="13"/>if(humidity&gt;70):</text:p>
      <text:p text:style-name="Standard"><text:s text:c="17"/>GPIO.output(20,GPIO.LOW)</text:p>
      <text:p text:style-name="Standard"><text:s text:c="13"/>if(values&gt;400):</text:p>
      <text:p text:style-name="Standard"><text:s text:c="17"/>GPIO.output(20,GPIO.LOW)</text:p>
      <text:p text:style-name="Standard"><text:s text:c="13"/>if(values&lt;400):</text:p>
      <text:p text:style-name="Standard"><text:s text:c="17"/>GPIO.output(20,GPIO.HIGH) <text:s/></text:p>
      <text:p text:style-name="Standard"><text:s text:c="3"/></text:p>
      <text:p text:style-name="Standard">def display():</text:p>
      <text:p text:style-name="Standard"><text:s text:c="4"/>while(1):</text:p>
      <text:p text:style-name="Standard"><text:s text:c="8"/>global temperature</text:p>
      <text:p text:style-name="Standard"><text:soft-page-break/><text:s text:c="8"/>global humidity</text:p>
      <text:p text:style-name="Standard"><text:s text:c="8"/>global lightLevel</text:p>
      <text:p text:style-name="Standard"><text:s text:c="8"/>global a</text:p>
      <text:p text:style-name="Standard"><text:s text:c="8"/>global values</text:p>
      <text:p text:style-name="Standard"><text:s text:c="8"/>lcd.home()</text:p>
      <text:p text:style-name="Standard"><text:s text:c="8"/>lcd.message('TEMP:'+str(int(temperature))+'*C')</text:p>
      <text:p text:style-name="Standard"><text:s text:c="8"/>lcd.set_cursor(11,0)</text:p>
      <text:p text:style-name="Standard"><text:s text:c="8"/>lcd.message('HUM:'+str(int(humidity))+'%')</text:p>
      <text:p text:style-name="Standard"><text:s text:c="8"/>lcd.set_cursor(0,1)</text:p>
      <text:p text:style-name="Standard"><text:s text:c="8"/>lcd.message('LIGHT:'+str(int(lightLevel))+' lx')</text:p>
      <text:p text:style-name="Standard"><text:s text:c="8"/>lcd.set_cursor(0,2)</text:p>
      <text:p text:style-name="Standard"><text:s text:c="8"/>lcd.message('AIRQ:'+str(int(values))+' ppm')</text:p>
      <text:p text:style-name="Standard"><text:s text:c="8"/>lcd.set_cursor(0,3)</text:p>
      <text:p text:style-name="Standard"><text:s text:c="8"/>lcd.message('AUTO MODE:'+str(a))</text:p>
      <text:p text:style-name="Standard"><text:s text:c="4"/>print(a) <text:s/></text:p>
      <text:p text:style-name="Standard">def sensors():</text:p>
      <text:p text:style-name="Standard"><text:s text:c="2"/>global temperature</text:p>
      <text:p text:style-name="Standard"><text:s text:c="2"/>global humidity</text:p>
      <text:p text:style-name="Standard"><text:s text:c="2"/>global values</text:p>
      <text:p text:style-name="Standard"><text:s text:c="2"/>global lightLevel <text:s/></text:p>
      <text:p text:style-name="Standard"><text:s text:c="2"/>while(1):</text:p>
      <text:p text:style-name="Standard"><text:s text:c="4"/>DEVICE <text:s text:c="4"/>= 0x23</text:p>
      <text:p text:style-name="Standard"><text:s text:c="4"/>POWER_DOWN = 0x00 # No active stat</text:p>
      <text:p text:style-name="Standard"><text:s text:c="4"/>POWER_ON <text:s text:c="2"/>= 0x01 # Power on</text:p>
      <text:p text:style-name="Standard"><text:s text:c="4"/>RESET <text:s text:c="5"/>= 0x07 # Reset data register value</text:p>
      <text:p text:style-name="Standard"><text:s text:c="4"/>ONE_TIME_HIGH_RES_MODE_1 = 0x20</text:p>
      <text:p text:style-name="Standard"><text:s text:c="4"/>bus = smbus.SMBus(1)</text:p>
      <text:p text:style-name="Standard"><text:s text:c="4"/>def readLight(addr=DEVICE):</text:p>
      <text:p text:style-name="Standard"><text:s text:c="8"/>data = bus.read_i2c_block_data(addr,ONE_TIME_HIGH_RES_MODE_1)</text:p>
      <text:p text:style-name="Standard"><text:s text:c="8"/>return convertToNumber(data)</text:p>
      <text:p text:style-name="Standard"><text:s text:c="4"/>def convertToNumber(data):</text:p>
      <text:p text:style-name="Standard"><text:s text:c="6"/>result=(data[1] + (256 * data[0])) / 1.2</text:p>
      <text:p text:style-name="Standard"><text:s text:c="6"/>return (result)</text:p>
      <text:p text:style-name="Standard"><text:s text:c="4"/>lightLevel=readLight()</text:p>
      <text:p text:style-name="Standard"><text:s text:c="4"/>print("Light Level : " + format(lightLevel,'.2f') + " lx")</text:p>
      <text:p text:style-name="Standard"><text:s text:c="4"/>time.sleep(2)</text:p>
      <text:p text:style-name="Standard"><text:s text:c="4"/>humidity, temperature = Adafruit_DHT.read_retry(DHT_SENSOR, DHT_PIN)</text:p>
      <text:p text:style-name="Standard"><text:s text:c="4"/>if humidity is not None and temperature is not None:</text:p>
      <text:p text:style-name="Standard"><text:s text:c="8"/>print("Temp={0:0.1f}*C <text:s/>Humidity={1:0.1f}%".format(temperature, humidity))</text:p>
      <text:p text:style-name="Standard"><text:s text:c="4"/>else:</text:p>
      <text:p text:style-name="Standard"><text:s text:c="8"/>print("Failed to retrieve data from humidity sensor")</text:p>
      <text:p text:style-name="Standard"><text:s text:c="4"/>values = adc.read_adc(0, gain=GAIN)*0.05963</text:p>
      <text:p text:style-name="Standard"><text:s text:c="4"/>print('| {0:&gt;6} |'.format(values))</text:p>
      <text:p text:style-name="Standard">_thread.start_new_thread(display,())</text:p>
      <text:p text:style-name="Standard">_thread.start_new_thread(sensors,())</text:p>
      <text:p text:style-name="Standard">_thread.start_new_thread(automode,())</text:p>
      <text:p text:style-name="Standard">_thread.start_new_thread(notify,())</text:p>
      <text:p text:style-name="Standard">time.sleep(5)</text:p>
      <text:p text:style-name="Standard">while 1:</text:p>
      <text:p text:style-name="Standard"><text:s text:c="4"/>blynk.run()</text:p>
      <text:p text:style-name="Standard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8:09:03.709161273</meta:creation-date>
    <dc:date>2022-08-18T18:09:13.117695660</dc:date>
    <meta:editing-duration>PT9S</meta:editing-duration>
    <meta:editing-cycles>1</meta:editing-cycles>
    <meta:document-statistic meta:table-count="0" meta:image-count="0" meta:object-count="0" meta:page-count="4" meta:paragraph-count="205" meta:word-count="439" meta:character-count="6102" meta:non-whitespace-character-count="4605"/>
    <meta:generator>LibreOffice/6.4.7.2$Linux_X86_64 LibreOffice_project/40$Build-2</meta:generator>
  </office:meta>
</office:document-meta>
</file>